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15pt"/>
    </style:style>
    <style:style style:name="co4" style:family="table-column">
      <style:table-column-properties fo:break-before="auto" style:column-width="128.3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Anemometer Calibration Data</text:p>
          </table:table-cell>
          <table:covered-table-cell table:number-columns-repeated="8"/>
          <table:table-cell table:number-columns-repeated="4"/>
        </table:table-row>
        <table:table-row table:style-name="ro2">
          <table:table-cell/>
          <table:table-cell table:style-name="ce2" table:number-columns-spanned="9" table:number-rows-spanned="1"/>
          <table:covered-table-cell table:number-columns-repeated="8"/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3">
          <table:table-cell office:value-type="string" calcext:value-type="string">
            <text:p>MP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tandard Deviation</text:p>
          </table:table-cell>
          <table:table-cell table:style-name="ce2" table:formula="of:=COM.MICROSOFT.STDEV.P([.B8:.B27])" office:value-type="float" office:value="19.2787094758247" calcext:value-type="float">
            <text:p>19.2787094758247</text:p>
          </table:table-cell>
          <table:table-cell table:style-name="ce2" table:formula="of:=COM.MICROSOFT.STDEV.P([.C8:.C27])" office:value-type="float" office:value="15.9263931886664" calcext:value-type="float">
            <text:p>15.9263931886664</text:p>
          </table:table-cell>
          <table:table-cell table:style-name="ce2" table:formula="of:=COM.MICROSOFT.STDEV.P([.D8:.D27])" office:value-type="float" office:value="13.05170252402" calcext:value-type="float">
            <text:p>13.05170252402</text:p>
          </table:table-cell>
          <table:table-cell table:style-name="ce2" table:formula="of:=COM.MICROSOFT.STDEV.P([.E8:.E27])" office:value-type="float" office:value="10.0660540325881" calcext:value-type="float">
            <text:p>10.0660540325881</text:p>
          </table:table-cell>
          <table:table-cell table:style-name="ce2" table:formula="of:=COM.MICROSOFT.STDEV.P([.F8:.F27])" office:value-type="float" office:value="11.0554159678513" calcext:value-type="float">
            <text:p>11.0554159678513</text:p>
          </table:table-cell>
          <table:table-cell table:style-name="ce2" table:formula="of:=COM.MICROSOFT.STDEV.P([.G8:.G27])" office:value-type="float" office:value="21.2593316845443" calcext:value-type="float">
            <text:p>21.2593316845443</text:p>
          </table:table-cell>
          <table:table-cell table:style-name="ce2" table:formula="of:=COM.MICROSOFT.STDEV.P([.H8:.H27])" office:value-type="float" office:value="15.3785564992297" calcext:value-type="float">
            <text:p>15.3785564992297</text:p>
          </table:table-cell>
          <table:table-cell table:style-name="ce2" table:formula="of:=COM.MICROSOFT.STDEV.P([.I8:.I27])" office:value-type="float" office:value="19.7686620690425" calcext:value-type="float">
            <text:p>19.7686620690425</text:p>
          </table:table-cell>
          <table:table-cell table:style-name="ce2" table:formula="of:=COM.MICROSOFT.STDEV.P([.J8:.J27])" office:value-type="float" office:value="17.4122801493659" calcext:value-type="float">
            <text:p>17.4122801493659</text:p>
          </table:table-cell>
          <table:table-cell table:number-columns-repeated="3"/>
          <table:table-cell table:style-name="ce7" office:value-type="string" calcext:value-type="string">
            <text:p>5 MPH</text:p>
          </table:table-cell>
        </table:table-row>
        <table:table-row table:style-name="ro3">
          <table:table-cell office:value-type="string" calcext:value-type="string">
            <text:p>Mean</text:p>
          </table:table-cell>
          <table:table-cell table:style-name="ce3" table:formula="of:=AVERAGE([.B8:.B50])" office:value-type="float" office:value="61.1538461538462" calcext:value-type="float">
            <text:p>61.1538461538462</text:p>
          </table:table-cell>
          <table:table-cell table:style-name="ce3" table:formula="of:=AVERAGE([.C8:.C50])" office:value-type="float" office:value="84.5" calcext:value-type="float">
            <text:p>84.5</text:p>
          </table:table-cell>
          <table:table-cell table:style-name="ce3" table:formula="of:=AVERAGE([.D8:.D50])" office:value-type="float" office:value="156.285714285714" calcext:value-type="float">
            <text:p>156.285714285714</text:p>
          </table:table-cell>
          <table:table-cell table:style-name="ce3" table:formula="of:=AVERAGE([.E8:.E50])" office:value-type="float" office:value="195.461538461538" calcext:value-type="float">
            <text:p>195.461538461538</text:p>
          </table:table-cell>
          <table:table-cell table:style-name="ce3" table:formula="of:=AVERAGE([.F8:.F50])" office:value-type="float" office:value="249" calcext:value-type="float">
            <text:p>249</text:p>
          </table:table-cell>
          <table:table-cell table:style-name="ce3" table:formula="of:=AVERAGE([.G8:.G50])" office:value-type="float" office:value="304.428571428571" calcext:value-type="float">
            <text:p>304.428571428571</text:p>
          </table:table-cell>
          <table:table-cell table:style-name="ce3" table:formula="of:=AVERAGE([.H8:.H50])" office:value-type="float" office:value="369" calcext:value-type="float">
            <text:p>369</text:p>
          </table:table-cell>
          <table:table-cell table:style-name="ce3" table:formula="of:=AVERAGE([.I8:.I50])" office:value-type="float" office:value="417" calcext:value-type="float">
            <text:p>417</text:p>
          </table:table-cell>
          <table:table-cell table:style-name="ce3" table:formula="of:=AVERAGE([.J8:.J50])" office:value-type="float" office:value="470.75" calcext:value-type="float">
            <text:p>470.7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PM per MPH</text:p>
          </table:table-cell>
          <table:table-cell table:style-name="ce3" table:formula="of:=[.B6]/[.B4]" office:value-type="float" office:value="12.2307692307692" calcext:value-type="float">
            <text:p>12.2307692307692</text:p>
          </table:table-cell>
          <table:table-cell table:style-name="ce3" table:formula="of:=[.C6]/[.C4]" office:value-type="float" office:value="8.45" calcext:value-type="float">
            <text:p>8.45</text:p>
          </table:table-cell>
          <table:table-cell table:style-name="ce3" table:formula="of:=[.D6]/[.D4]" office:value-type="float" office:value="10.4190476190476" calcext:value-type="float">
            <text:p>10.4190476190476</text:p>
          </table:table-cell>
          <table:table-cell table:style-name="ce3" table:formula="of:=[.E6]/[.E4]" office:value-type="float" office:value="9.7730769230769" calcext:value-type="float">
            <text:p>9.7730769230769</text:p>
          </table:table-cell>
          <table:table-cell table:style-name="ce3" table:formula="of:=[.F6]/[.F4]" office:value-type="float" office:value="9.96" calcext:value-type="float">
            <text:p>9.96</text:p>
          </table:table-cell>
          <table:table-cell table:style-name="ce3" table:formula="of:=[.G6]/[.G4]" office:value-type="float" office:value="10.147619047619" calcext:value-type="float">
            <text:p>10.147619047619</text:p>
          </table:table-cell>
          <table:table-cell table:style-name="ce3" table:formula="of:=[.H6]/[.H4]" office:value-type="float" office:value="10.5428571428571" calcext:value-type="float">
            <text:p>10.5428571428571</text:p>
          </table:table-cell>
          <table:table-cell table:style-name="ce3" table:formula="of:=[.I6]/[.I4]" office:value-type="float" office:value="10.425" calcext:value-type="float">
            <text:p>10.425</text:p>
          </table:table-cell>
          <table:table-cell table:style-name="ce3" table:formula="of:=[.J6]/[.J4]" office:value-type="float" office:value="10.4611111111111" calcext:value-type="float">
            <text:p>10.4611111111111</text:p>
          </table:table-cell>
          <table:table-cell table:number-columns-repeated="3"/>
          <table:table-cell table:style-name="ce8" office:value-type="string" calcext:value-type="string">
            <text:p>Varience Per Sample</text:p>
          </table:table-cell>
        </table:table-row>
        <table:table-row table:style-name="ro3">
          <table:table-cell office:value-type="string" calcext:value-type="string">
            <text:p>Datapoints (RPM)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office:value-type="float" office:value="405" calcext:value-type="float">
            <text:p>405</text:p>
          </table:table-cell>
          <table:table-cell office:value-type="float" office:value="483" calcext:value-type="float">
            <text:p>483</text:p>
          </table:table-cell>
          <table:table-cell table:number-columns-repeated="3"/>
          <table:table-cell table:formula="of:=([.B8]-[.B6])^2" office:value-type="float" office:value="17.2544378698229" calcext:value-type="float">
            <text:p>17.2544378698229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365" calcext:value-type="float">
            <text:p>365</text:p>
          </table:table-cell>
          <table:table-cell office:value-type="float" office:value="410" calcext:value-type="float">
            <text:p>41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table:formula="of:=([.B9]-[.B6])^2" office:value-type="float" office:value="1078.8698224852" calcext:value-type="float">
            <text:p>1078.8698224852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office:value-type="float" office:value="329" calcext:value-type="float">
            <text:p>329</text:p>
          </table:table-cell>
          <table:table-cell office:value-type="float" office:value="365" calcext:value-type="float">
            <text:p>365</text:p>
          </table:table-cell>
          <table:table-cell office:value-type="float" office:value="416" calcext:value-type="float">
            <text:p>416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table:formula="of:=([.B10]-[.B6])^2" office:value-type="float" office:value="283.792899408282" calcext:value-type="float">
            <text:p>283.792899408282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270" calcext:value-type="float">
            <text:p>270</text:p>
          </table:table-cell>
          <table:table-cell office:value-type="float" office:value="309" calcext:value-type="float">
            <text:p>309</text:p>
          </table:table-cell>
          <table:table-cell office:value-type="float" office:value="394" calcext:value-type="float">
            <text:p>394</text:p>
          </table:table-cell>
          <table:table-cell office:value-type="float" office:value="422" calcext:value-type="float">
            <text:p>422</text:p>
          </table:table-cell>
          <table:table-cell office:value-type="float" office:value="483" calcext:value-type="float">
            <text:p>483</text:p>
          </table:table-cell>
          <table:table-cell table:number-columns-repeated="3"/>
          <table:table-cell table:formula="of:=([.B11]-[.B6])^2" office:value-type="float" office:value="51.1775147929001" calcext:value-type="float">
            <text:p>51.1775147929001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4"/>
          <table:table-cell table:formula="of:=([.B12]-[.B6])^2" office:value-type="float" office:value="909.254437869826" calcext:value-type="float">
            <text:p>909.254437869826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4"/>
          <table:table-cell table:formula="of:=([.B13]-[.B6])^2" office:value-type="float" office:value="103.100591715977" calcext:value-type="float">
            <text:p>103.100591715977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  <table:table-cell office:value-type="float" office:value="236" calcext:value-type="float">
            <text:p>236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4"/>
          <table:table-cell table:formula="of:=([.B14]-[.B6])^2" office:value-type="float" office:value="1.33136094674568" calcext:value-type="float">
            <text:p>1.33136094674568</text:p>
          </table:table-cell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table:number-columns-repeated="4"/>
          <table:table-cell table:formula="of:=([.B15]-[.B6])^2" office:value-type="float" office:value="521.946745562128" calcext:value-type="float">
            <text:p>521.946745562128</text:p>
          </table:table-cell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table:number-columns-repeated="4"/>
          <table:table-cell table:formula="of:=([.B16]-[.B6])^2" office:value-type="float" office:value="23.4852071005912" calcext:value-type="float">
            <text:p>23.4852071005912</text:p>
          </table:table-cell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4"/>
          <table:table-cell table:formula="of:=([.B17]-[.B6])^2" office:value-type="float" office:value="17.2544378698229" calcext:value-type="float">
            <text:p>17.2544378698229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formula="of:=([.B18]-[.B6])^2" office:value-type="float" office:value="173.023668639055" calcext:value-type="float">
            <text:p>173.023668639055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8"/>
          <table:table-cell table:formula="of:=([.B19]-[.B6])^2" office:value-type="float" office:value="617.331360946743" calcext:value-type="float">
            <text:p>617.331360946743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table:formula="of:=([.B20]-[.B6])^2" office:value-type="float" office:value="1033.86982248521" calcext:value-type="float">
            <text:p>1033.86982248521</text:p>
          </table:table-cell>
        </table:table-row>
        <table:table-row table:style-name="ro3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Average RPM per MPH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8"/>
          <table:table-cell table:formula="of:=AVERAGE([.B7:.J7])" office:value-type="float" office:value="10.2677201193868" calcext:value-type="float">
            <text:p>10.2677201193868</text:p>
          </table:table-cell>
          <table:table-cell/>
          <table:table-cell table:style-name="ce8" office:value-type="string" calcext:value-type="string">
            <text:p>Avg Varience</text:p>
          </table:table-cell>
        </table:table-row>
        <table:table-row table:style-name="ro3"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"/>
          <table:table-cell table:formula="of:=AVERAGE([.N8:.N20])" office:value-type="float" office:value="371.668639053254" calcext:value-type="float">
            <text:p>371.668639053254</text:p>
          </table:table-cell>
        </table:table-row>
        <table:table-row table:style-name="ro3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"/>
          <table:table-cell table:style-name="ce8" office:value-type="string" calcext:value-type="string">
            <text:p>Standard Deviation</text:p>
          </table:table-cell>
        </table:table-row>
        <table:table-row table:style-name="ro3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"/>
          <table:table-cell table:formula="of:=SQRT([.N24])" office:value-type="float" office:value="19.2787094758247" calcext:value-type="float">
            <text:p>19.2787094758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/00/0000</text:date>, <text:time style:data-style-name="N2" text:time-value="17:54:58.50420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14:51.360730478</meta:creation-date>
    <dc:date>2017-11-10T18:25:29.290257066</dc:date>
    <meta:editing-duration>PT1H3M17S</meta:editing-duration>
    <meta:editing-cycles>9</meta:editing-cycles>
    <meta:generator>LibreOffice/5.4.2.2.0$Linux_X86_64 LibreOffice_project/40m0$Build-2</meta:generator>
    <meta:document-statistic meta:table-count="1" meta:cell-count="157" meta:object-count="0"/>
  </office:meta>
</office:document-meta>
</file>